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fo:color="#943634" fo:font-size="12pt" fo:font-style="italic" style:font-size-asian="12pt" style:font-style-asian="italic"/>
    </style:style>
    <style:style style:name="P5" style:family="paragraph" style:parent-style-name="Standard">
      <style:paragraph-properties fo:line-height="100%" fo:text-align="justify" style:justify-single-word="false"/>
      <style:text-properties fo:color="#943634" fo:font-style="italic" style:font-style-asian="italic"/>
    </style:style>
    <style:style style:name="P6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Contents_20_1">
      <style:text-properties style:font-name="Calibri" fo:font-size="11pt" style:font-name-asian="F" style:font-size-asian="11pt" style:font-name-complex="F" style:font-size-complex="11pt"/>
    </style:style>
    <style:style style:name="P10" style:family="paragraph" style:parent-style-name="Heading_20_1" style:list-style-name="WWNum2">
      <style:paragraph-properties fo:line-height="100%" fo:text-align="justify" style:justify-single-word="false"/>
    </style:style>
    <style:style style:name="P11" style:family="paragraph" style:parent-style-name="Contents_20_2">
      <style:paragraph-properties>
        <style:tab-stops>
          <style:tab-stop style:position="0.7638in"/>
          <style:tab-stop style:position="6.5in" style:type="right"/>
        </style:tab-stops>
      </style:paragraph-properties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itle">
      <style:paragraph-properties fo:text-align="end" style:justify-single-word="false"/>
      <style:text-properties style:font-name="Times New Roman"/>
    </style:style>
    <style:style style:name="P14" style:family="paragraph" style:parent-style-name="Title">
      <style:text-properties style:font-name="Times New Roman" fo:font-size="14pt" style:font-size-asian="14pt"/>
    </style:style>
    <style:style style:name="P15" style:family="paragraph" style:parent-style-name="Title">
      <style:paragraph-properties fo:text-align="justify" style:justify-single-word="false"/>
      <style:text-properties style:font-name="Times New Roman"/>
    </style:style>
    <style:style style:name="P16" style:family="paragraph" style:parent-style-name="Title">
      <style:paragraph-properties fo:text-align="justify" style:justify-single-word="false"/>
    </style:style>
    <style:style style:name="P17" style:family="paragraph" style:parent-style-name="Title" style:master-page-name="Standard">
      <style:paragraph-properties fo:text-align="end" style:justify-single-word="false" style:page-number="auto"/>
    </style:style>
    <style:style style:name="P18" style:family="paragraph" style:parent-style-name="Title">
      <style:paragraph-properties fo:text-align="justify" style:justify-single-word="false" fo:break-before="page"/>
    </style:style>
    <style:style style:name="P19" style:family="paragraph" style:parent-style-name="Title" style:master-page-name="Converted1">
      <style:paragraph-properties style:page-number="auto"/>
    </style:style>
    <style:style style:name="P20" style:family="paragraph" style:parent-style-name="InfoBlue">
      <style:paragraph-properties fo:margin-left="0in" fo:margin-right="0in" fo:line-height="100%" fo:text-align="justify" style:justify-single-word="false" fo:text-indent="0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style:font-size-complex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style:font-name="Calibri" fo:font-size="11pt" style:font-name-asian="F" style:font-size-asian="11pt" style:font-name-complex="F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943634" fo:font-size="12pt" fo:font-style="italic" style:font-size-asian="12pt" style:font-style-asian="italic" style:font-size-complex="12pt"/>
    </style:style>
    <style:style style:name="T9" style:family="text">
      <style:text-properties fo:color="#943634" fo:font-size="12pt" fo:font-style="italic" style:font-size-asian="12pt" style:font-style-asian="italic"/>
    </style:style>
    <style:style style:name="T10" style:family="text">
      <style:text-properties fo:color="#943634" style:font-name="Times New Roman" fo:font-size="12pt" fo:font-style="italic" style:font-size-asian="12pt" style:font-style-asian="italic"/>
    </style:style>
    <style:style style:name="T11" style:family="text">
      <style:text-properties fo:color="#943634" style:font-name="Times New Roman" fo:font-size="12pt" fo:font-style="italic" fo:font-weight="normal" style:font-size-asian="12pt" style:font-style-asian="italic" style:font-weight-asian="normal"/>
    </style:style>
    <style:style style:name="T12" style:family="text">
      <style:text-properties fo:color="#943634"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Symbol" style:font-name-asian="Symbol1" style:font-name-complex="Symbol1"/>
    </style:style>
    <style:style style:name="T15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Toc222820220"/><text:bookmark text:name="_Toc222821166"/><text:bookmark text:name="_Toc222883074"/><text:bookmark text:name="_Toc254770225"/><text:bookmark text:name="_Toc254770265"/><text:bookmark text:name="_Toc254771756"/><text:bookmark text:name="_Toc254785382"/><text:span text:style-name="T1"><text:subject/></text:span></text:p>
      <text:p text:style-name="P12"><text:bookmark text:name="_Toc222820221"/><text:bookmark text:name="_Toc222821167"/><text:bookmark text:name="_Toc222883075"/><text:bookmark text:name="_Toc254770226"/><text:bookmark text:name="_Toc254770266"/><text:bookmark text:name="_Toc254771757"/><text:bookmark text:name="_Toc254785383"/><text:span text:style-name="T1"><text:title/></text:span></text:p>
      <text:p text:style-name="P13"/>
      <text:p text:style-name="P12"><text:bookmark-start text:name="_Toc222820222"/><text:bookmark-start text:name="_Toc254785384"/><text:bookmark-start text:name="_Toc254771758"/><text:bookmark-start text:name="_Toc254770267"/><text:bookmark-start text:name="_Toc254770227"/><text:bookmark-start text:name="_Toc222883076"/><text:bookmark-start text:name="_Toc222821168"/><text:span text:style-name="T2">Student:</text:span><text:bookmark-end text:name="_Toc222820222"/><text:bookmark-end text:name="_Toc254785384"/><text:bookmark-end text:name="_Toc254771758"/><text:bookmark-end text:name="_Toc254770267"/><text:bookmark-end text:name="_Toc254770227"/><text:bookmark-end text:name="_Toc222883076"/><text:bookmark-end text:name="_Toc222821168"/></text:p>
      <text:p text:style-name="P1"><text:span text:style-name="T5">Group</text:span><text:span text:style-name="T4">:</text:span></text:p>
      <text:p text:style-name="Standard"/>
      <text:p text:style-name="InfoBlue"/>
      <text:p text:style-name="InfoBlue"/>
      <text:p text:style-name="InfoBlue"><text:s/></text:p>
      <text:p text:style-name="P14"/>
      <text:p text:style-name="P19"><text:bookmark-start text:name="_Toc222820223"/><text:bookmark-start text:name="_Toc254785385"/><text:bookmark-start text:name="_Toc254771759"/><text:bookmark-start text:name="_Toc254770268"/><text:bookmark-start text:name="_Toc254770228"/><text:bookmark-start text:name="_Toc222883077"/><text:bookmark-start text:name="_Toc222821169"/><text:span text:style-name="T1">Table of Contents</text:span><text:bookmark-end text:name="_Toc222820223"/><text:bookmark-end text:name="_Toc254785385"/><text:bookmark-end text:name="_Toc254771759"/><text:bookmark-end text:name="_Toc254770268"/><text:bookmark-end text:name="_Toc254770228"/><text:bookmark-end text:name="_Toc222883077"/><text:bookmark-end text:name="_Toc222821169"/>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p text:style-name="P9"/>
        </text:index-body>
      </text:table-of-content>
      <text:p text:style-name="Contents_20_1">1. Requirements Analysis<text:tab/>3</text:p>
      <text:p text:style-name="P11">1.1<text:span text:style-name="T6"><text:tab/></text:span>Assignment Specification<text:tab/>3</text:p>
      <text:p text:style-name="P11">1.2<text:span text:style-name="T6"><text:tab/></text:span>Functional Requirements<text:tab/>3</text:p>
      <text:p text:style-name="P11">1.3<text:span text:style-name="T6"><text:tab/></text:span>Non-functional Requirements<text:tab/>3</text:p>
      <text:p text:style-name="Contents_20_1">2. Use-Case Model<text:tab/>3</text:p>
      <text:p text:style-name="Contents_20_1">3. System Architectural Design<text:tab/>3</text:p>
      <text:p text:style-name="Contents_20_1">4. UML Sequence Diagrams<text:tab/>3</text:p>
      <text:p text:style-name="Contents_20_1">5. Class Design<text:tab/>3</text:p>
      <text:p text:style-name="Contents_20_1">6. Data Model<text:tab/>3</text:p>
      <text:p text:style-name="Contents_20_1">7. System Testing<text:tab/>3</text:p>
      <text:p text:style-name="Contents_20_1">8. Bibliography<text:tab/>3</text:p>
      <text:p text:style-name="P18"><text:bookmark-start text:name="_Toc254785386"/><text:span text:style-name="T1">1. Requirements Analysis</text:span><text:bookmark-end text:name="_Toc254785386"/><text:span text:style-name="T1"> </text:span></text:p>
      <text:p text:style-name="P3"/>
      <text:list xml:id="list3775500030" text:style-name="WWNum2">
        <text:list-item>
          <text:list>
            <text:list-item>
              <text:h text:style-name="P10" text:outline-level="1"><text:bookmark-start text:name="_Toc254785387"/><text:span text:style-name="T3">Assignment Specification</text:span><text:bookmark-end text:name="_Toc254785387"/></text:h>
            </text:list-item>
          </text:list>
        </text:list-item>
      </text:list>
      <text:p text:style-name="P20"><text:span text:style-name="T7">[Application description]</text:span></text:p>
      <text:list xml:id="list4329708032251" text:continue-numbering="true" text:style-name="WWNum2">
        <text:list-item>
          <text:list>
            <text:list-item>
              <text:h text:style-name="P10" text:outline-level="1"><text:bookmark-start text:name="_Toc254785388"/><text:span text:style-name="T3">Functional Requirements</text:span><text:bookmark-end text:name="_Toc254785388"/></text:h>
            </text:list-item>
          </text:list>
        </text:list-item>
      </text:list>
      <text:p text:style-name="P3"><text:span text:style-name="T8">[Present the functional requirements]</text:span></text:p>
      <text:list xml:id="list4327974507190" text:continue-numbering="true" text:style-name="WWNum2">
        <text:list-item>
          <text:list>
            <text:list-item>
              <text:h text:style-name="P10" text:outline-level="1"><text:bookmark-start text:name="_Toc254785389"/><text:span text:style-name="T3">Non-functional Requirements</text:span><text:bookmark-end text:name="_Toc254785389"/></text:h>
            </text:list-item>
          </text:list>
        </text:list-item>
      </text:list>
      <text:p text:style-name="P3"><text:span text:style-name="T8">[Discuss the non-functional requirements for the system]</text:span></text:p>
      <text:p text:style-name="P3"/>
      <text:p text:style-name="P16"><text:bookmark-start text:name="_Toc254785390"/><text:span text:style-name="T1">2. Use-Case Model</text:span><text:bookmark-end text:name="_Toc254785390"/></text:p>
      <text:p text:style-name="P3"><text:span text:style-name="T9">[Create the use-case diagrams and provide one use-case description (according to the format below).</text:span></text:p>
      <text:p text:style-name="P3"><text:span text:style-name="T9">Use-Case description format:</text:span></text:p>
      <text:p text:style-name="P16"><text:bookmark-start text:name="_Toc254785391"/><text:span text:style-name="T10">Use case: &lt;use case goal&gt;</text:span></text:p>
      <text:p text:style-name="P16"><text:span text:style-name="T10">Level: &lt;one of: summary level, user-goal level, sub-function&gt;</text:span></text:p>
      <text:p text:style-name="P16"><text:span text:style-name="T10">Primary actor: &lt;a role name for the actor who initiates the use case&gt;</text:span></text:p>
      <text:p text:style-name="P16"><text:span text:style-name="T10">Main success scenario: &lt;the steps of the main success scenario from trigger to goal delivery&gt;</text:span></text:p>
      <text:p text:style-name="P16"><text:span text:style-name="T10">Extensions: &lt;alternate scenarios of success or failure&gt;</text:span></text:p>
      <text:p text:style-name="P16"><text:span text:style-name="T11">]</text:span></text:p>
      <text:p text:style-name="P16"><text:span text:style-name="T1">3. System Architectural Design</text:span><text:bookmark-end text:name="_Toc254785391"/></text:p>
      <text:p text:style-name="P4"/>
      <text:p text:style-name="P3"><text:span text:style-name="T4">3.1 Architectural Pattern Description</text:span></text:p>
      <text:p text:style-name="P3"><text:span text:style-name="T9">[Describe briefly the used architectural patterns.]</text:span></text:p>
      <text:p text:style-name="P4"/>
      <text:p text:style-name="P3"><text:span text:style-name="T4">3.2 Diagrams</text:span></text:p>
      <text:p text:style-name="P3"><text:span text:style-name="T9">[Create the system’s conceptual architecture; use architectural patterns and describe how they are applied. Create package, component and deployment diagrams]</text:span></text:p>
      <text:p text:style-name="P3"/>
      <text:p text:style-name="P16"><text:bookmark-start text:name="_Toc254785392"/><text:span text:style-name="T1">4. UML Sequence Diagrams</text:span><text:bookmark-end text:name="_Toc254785392"/></text:p>
      <text:p text:style-name="P3"><text:span text:style-name="T9">[Create a sequence diagram for a relevant scenario.]</text:span></text:p>
      <text:p text:style-name="P15"/>
      <text:p text:style-name="P16"><text:bookmark-start text:name="_Toc254785393"/><text:span text:style-name="T1">5. Class Design</text:span><text:bookmark-end text:name="_Toc254785393"/></text:p>
      <text:p text:style-name="P6"/>
      <text:p text:style-name="P3"><text:span text:style-name="T4">5.1 Design Patterns Description</text:span></text:p>
      <text:p text:style-name="P3"><text:span text:style-name="T9">[Describe briefly the used design patterns.]</text:span></text:p>
      <text:p text:style-name="P3"/>
      <text:p text:style-name="P3"><text:span text:style-name="T4">5.2 UML Class Diagram</text:span></text:p>
      <text:p text:style-name="P3"><text:span text:style-name="T9">[Create the UML Class Diagram and highlight and motivate how the design patterns are used.]</text:span></text:p>
      <text:p text:style-name="P3"/>
      <text:p text:style-name="P16"><text:bookmark-start text:name="_Toc254785394"/><text:span text:style-name="T1">6. Data Model</text:span><text:bookmark-end text:name="_Toc254785394"/><text:span text:style-name="T1"> </text:span></text:p>
      <text:p text:style-name="P3"><text:span text:style-name="T9">[Present the data models used in the system’s implementation.]</text:span></text:p>
      <text:p text:style-name="P5"><text:soft-page-break/></text:p>
      <text:p text:style-name="P16"><text:bookmark-start text:name="_Toc254785395"/><text:span text:style-name="T1">7. System Testing</text:span><text:bookmark-end text:name="_Toc254785395"/></text:p>
      <text:p text:style-name="P3"><text:span text:style-name="T9">[Present the used testing strategies (unit testing, integration testing, validation testing) and testing methods (data-flow, partitioning, boundary analysis, etc.).]</text:span><text:bookmark text:name="_GoBack"/></text:p>
      <text:p text:style-name="P16"><text:bookmark-start text:name="_Toc254785396"/><text:span text:style-name="T1">8. Bibliography</text:span><text:bookmark-end text:name="_Toc2547853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943634" fo:font-style="italic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5868in" fo:margin-left="0in" fo:margin-top="0in" fo:margin-bottom="0in" table:align="left" style:writing-mode="lr-tb"/>
    </style:style>
    <style:style style:name="Table1.A" style:family="table-column">
      <style:table-column-properties style:column-width="2.1951in"/>
    </style:style>
    <style:style style:name="Table1.B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margin-left="0in" fo:margin-right="0.25in" fo:text-indent="0in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number:number-style style:name="N0">
      <number:number number:min-integer-digits="1"/>
    </number:number-style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2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MT1"></text:span><text:span text:style-name="MT1"><text:user-defined style:data-style-name="N0" text:name="Company">UTCN</text:user-defined></text:span>, <text:date style:data-style-name="N10121" text:date-value="2018-05-13T00:43:27.520881691">2018</text:date></text:p>
            </table:table-cell>
            <table:table-cell table:style-name="Table1.A1" office:value-type="string">
              <text:p text:style-name="MP4">Page <text:span text:style-name="page_20_number"><text:page-number text:select-page="current">4</text:page-number></text:span><text:span text:style-name="page_20_number"><text:s/>of </text:span><text:span text:style-name="page_20_number"><text:page-count>4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dc:creator>Cristina</dc:creator>
    <meta:editing-cycles>8</meta:editing-cycles>
    <meta:creation-date>2010-02-25T14:36:00</meta:creation-date>
    <dc:date>2012-02-09T11:22:00</dc:date>
    <meta:editing-duration>PT5M</meta:editing-duration>
    <meta:generator>LibreOffice/6.0.3.2$Linux_X86_64 LibreOffice_project/00m0$Build-2</meta:generator>
    <meta:document-statistic meta:table-count="1" meta:image-count="0" meta:object-count="0" meta:page-count="4" meta:paragraph-count="52" meta:word-count="267" meta:character-count="1830" meta:non-whitespace-character-count="1613"/>
    <meta:user-defined meta:name="AppVersion">12.0000</meta:user-defined>
    <meta:user-defined meta:name="Company">UT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